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L" svg:font-family="'Nimbus Mono L'" style:font-pitch="fixed"/>
    <style:font-face style:name="Playfair Display" svg:font-family="'Playfair Display'" style:font-pitch="variable"/>
    <style:font-face style:name="Source Sans Pro" svg:font-family="'Source Sans Pro'" style:font-pitch="variable"/>
    <style:font-face style:name="Source Sans Pro Light" svg:font-family="'Source Sans Pr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09db3e" officeooo:paragraph-rsid="0009db3e"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09db3e" officeooo:paragraph-rsid="000cbfed"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0ea4c0" officeooo:paragraph-rsid="000ea4c0"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0f031c" officeooo:paragraph-rsid="000f031c"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0f218e" officeooo:paragraph-rsid="000f218e"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08714" officeooo:paragraph-rsid="00108714"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24367" officeooo:paragraph-rsid="00124367"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2beaa" officeooo:paragraph-rsid="0012beaa"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3253f" officeooo:paragraph-rsid="0013253f"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42116" officeooo:paragraph-rsid="00142116"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7330c" officeooo:paragraph-rsid="0017330c"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81ba2" officeooo:paragraph-rsid="00181ba2"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86d6c" officeooo:paragraph-rsid="00186d6c"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a5cf3" officeooo:paragraph-rsid="001a5cf3"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bde65" officeooo:paragraph-rsid="001bde65"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d51ff" officeooo:paragraph-rsid="001e777d"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fa169" officeooo:paragraph-rsid="001fa169"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209edd" officeooo:paragraph-rsid="00209edd"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22d7bc" officeooo:paragraph-rsid="0022d7bc"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Source Sans Pro" fo:font-size="12pt" fo:font-style="normal" fo:font-weight="normal" officeooo:rsid="000b53f9" officeooo:paragraph-rsid="000b53f9"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0dd9f0" officeooo:paragraph-rsid="000dd9f0" style:font-size-asian="12pt" style:font-style-asian="italic" style:font-weight-asian="normal" style:font-size-complex="12pt" style:font-style-complex="italic" style:font-weight-complex="normal"/>
    </style:style>
    <style:style style:name="P22"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108714" officeooo:paragraph-rsid="00108714"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124367" officeooo:paragraph-rsid="00124367" style:font-size-asian="12pt" style:font-style-asian="italic" style:font-weight-asian="normal" style:font-size-complex="12pt" style:font-style-complex="italic" style:font-weight-complex="normal"/>
    </style:style>
    <style:style style:name="P24"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12beaa" officeooo:paragraph-rsid="0012beaa"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17330c" officeooo:paragraph-rsid="0017330c" style:font-size-asian="12pt" style:font-style-asian="italic" style:font-weight-asian="normal" style:font-size-complex="12pt" style:font-style-complex="italic" style:font-weight-complex="normal"/>
    </style:style>
    <style:style style:name="P26"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181ba2" officeooo:paragraph-rsid="00181ba2"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1a5cf3" officeooo:paragraph-rsid="001a5cf3" style:font-size-asian="12pt" style:font-style-asian="italic" style:font-weight-asian="normal" style:font-size-complex="12pt" style:font-style-complex="italic" style:font-weight-complex="normal"/>
    </style:style>
    <style:style style:name="P28" style:family="paragraph" style:parent-style-name="Standard" style:list-style-name="L1">
      <style:paragraph-properties fo:margin-top="0pt" fo:margin-bottom="6.01pt" loext:contextual-spacing="false" fo:text-align="justify" style:justify-single-word="false" style:writing-mode="page"/>
      <style:text-properties style:font-name="Source Sans Pro" fo:font-size="12pt" fo:font-weight="normal" officeooo:rsid="0009db3e" officeooo:paragraph-rsid="0009db3e" style:font-size-asian="12pt" style:font-weight-asian="normal" style:font-size-complex="12pt" style:font-weight-complex="normal"/>
    </style:style>
    <style:style style:name="P29" style:family="paragraph" style:parent-style-name="Standard" style:list-style-name="L1">
      <style:paragraph-properties fo:margin-top="0pt" fo:margin-bottom="6.01pt" loext:contextual-spacing="false" fo:text-align="justify" style:justify-single-word="false" style:writing-mode="page"/>
      <style:text-properties style:font-name="Source Sans Pro" fo:font-size="12pt" fo:font-style="normal" fo:font-weight="normal" officeooo:rsid="0009db3e" officeooo:paragraph-rsid="0009db3e" style:font-size-asian="12pt" style:font-style-asian="normal" style:font-weight-asian="normal" style:font-size-complex="12pt" style:font-style-complex="normal" style:font-weight-complex="normal"/>
    </style:style>
    <style:style style:name="P30" style:family="paragraph" style:parent-style-name="Standard" style:list-style-name="L3">
      <style:paragraph-properties fo:margin-top="0pt" fo:margin-bottom="6.01pt" loext:contextual-spacing="false" fo:text-align="justify" style:justify-single-word="false" style:writing-mode="page"/>
      <style:text-properties style:font-name="Source Sans Pro" fo:font-size="12pt" fo:font-style="normal" fo:font-weight="normal" officeooo:rsid="00108714" officeooo:paragraph-rsid="00108714" style:font-size-asian="12pt" style:font-style-asian="normal" style:font-weight-asian="normal" style:font-size-complex="12pt" style:font-style-complex="normal" style:font-weight-complex="normal"/>
    </style:style>
    <style:style style:name="P31" style:family="paragraph" style:parent-style-name="Standard" style:list-style-name="L4">
      <style:paragraph-properties fo:margin-top="0pt" fo:margin-bottom="6.01pt" loext:contextual-spacing="false" fo:text-align="justify" style:justify-single-word="false" style:writing-mode="page"/>
      <style:text-properties style:font-name="Source Sans Pro" fo:font-size="12pt" fo:font-style="normal" fo:font-weight="normal" officeooo:rsid="0012beaa" officeooo:paragraph-rsid="0012beaa" style:font-size-asian="12pt" style:font-style-asian="normal" style:font-weight-asian="normal" style:font-size-complex="12pt" style:font-style-complex="normal" style:font-weight-complex="normal"/>
    </style:style>
    <style:style style:name="P32" style:family="paragraph" style:parent-style-name="Standard" style:list-style-name="L5">
      <style:paragraph-properties fo:margin-top="0pt" fo:margin-bottom="6.01pt" loext:contextual-spacing="false" fo:text-align="justify" style:justify-single-word="false" style:writing-mode="page"/>
      <style:text-properties style:font-name="Source Sans Pro" fo:font-size="12pt" fo:font-style="normal" fo:font-weight="normal" officeooo:rsid="00142116" officeooo:paragraph-rsid="00142116" style:font-size-asian="12pt" style:font-style-asian="normal" style:font-weight-asian="normal" style:font-size-complex="12pt" style:font-style-complex="normal" style:font-weight-complex="normal"/>
    </style:style>
    <style:style style:name="P33" style:family="paragraph" style:parent-style-name="Standard" style:list-style-name="L5">
      <style:paragraph-properties fo:margin-top="0pt" fo:margin-bottom="6.01pt" loext:contextual-spacing="false" fo:text-align="justify" style:justify-single-word="false" style:writing-mode="page"/>
      <style:text-properties style:font-name="Source Sans Pro" fo:font-size="12pt" fo:font-style="normal" fo:font-weight="normal" officeooo:rsid="00153ab2" officeooo:paragraph-rsid="00153ab2" style:font-size-asian="12pt" style:font-style-asian="normal" style:font-weight-asian="normal" style:font-size-complex="12pt" style:font-style-complex="normal" style:font-weight-complex="normal"/>
    </style:style>
    <style:style style:name="P34" style:family="paragraph" style:parent-style-name="Standard">
      <style:paragraph-properties fo:margin-top="6.01pt" fo:margin-bottom="11.99pt" loext:contextual-spacing="false" fo:text-align="center" style:justify-single-word="false" style:writing-mode="page"/>
      <style:text-properties style:font-name="Playfair Display" fo:font-size="14pt" fo:font-weight="bold" officeooo:rsid="0009db3e" officeooo:paragraph-rsid="0009db3e" style:font-size-asian="12.25pt" style:font-weight-asian="bold" style:font-size-complex="14pt" style:font-weight-complex="bold"/>
    </style:style>
    <style:style style:name="P35" style:family="paragraph" style:parent-style-name="Standard">
      <style:paragraph-properties fo:margin-top="6.01pt" fo:margin-bottom="11.99pt" loext:contextual-spacing="false" fo:text-align="justify" style:justify-single-word="false" style:writing-mode="page"/>
      <style:text-properties officeooo:paragraph-rsid="000cbfed"/>
    </style:style>
    <style:style style:name="P36" style:family="paragraph" style:parent-style-name="Standard">
      <style:paragraph-properties fo:margin-top="6.01pt" fo:margin-bottom="11.99pt" loext:contextual-spacing="false" fo:text-align="justify" style:justify-single-word="false" style:writing-mode="page"/>
      <style:text-properties officeooo:rsid="0013253f" officeooo:paragraph-rsid="0013253f"/>
    </style:style>
    <style:style style:name="P37" style:family="paragraph" style:parent-style-name="Standard">
      <style:paragraph-properties fo:margin-top="6.01pt" fo:margin-bottom="11.99pt" loext:contextual-spacing="false" fo:text-align="justify" style:justify-single-word="false" style:writing-mode="page"/>
      <style:text-properties officeooo:rsid="001d51ff" officeooo:paragraph-rsid="001d51ff"/>
    </style:style>
    <style:style style:name="P38" style:family="paragraph" style:parent-style-name="Standard">
      <style:paragraph-properties fo:margin-top="6.01pt" fo:margin-bottom="11.99pt" loext:contextual-spacing="false" fo:text-align="justify" style:justify-single-word="false" style:writing-mode="page"/>
      <style:text-properties officeooo:rsid="001fa169" officeooo:paragraph-rsid="001fa169"/>
    </style:style>
    <style:style style:name="P39" style:family="paragraph" style:parent-style-name="Standard">
      <loext:graphic-properties draw:fill="solid" draw:fill-color="#eeeeee" draw:fill-image-width="0pt" draw:fill-image-height="0pt"/>
      <style:paragraph-properties fo:margin-left="35.29pt" fo:margin-right="35.29pt" fo:margin-top="0pt" fo:margin-bottom="6.01pt" loext:contextual-spacing="false" fo:text-align="justify" style:justify-single-word="false" fo:text-indent="0pt" style:auto-text-indent="true" fo:background-color="#eeeeee" style:writing-mode="page"/>
      <style:text-properties style:font-name="Nimbus Mono L" fo:font-size="10pt" fo:font-style="normal" fo:font-weight="normal" officeooo:rsid="000f031c" officeooo:paragraph-rsid="000f031c" style:font-size-asian="10pt" style:font-style-asian="normal" style:font-weight-asian="normal" style:font-size-complex="10pt" style:font-style-complex="normal" style:font-weight-complex="normal"/>
    </style:style>
    <style:style style:name="P40" style:family="paragraph" style:parent-style-name="Footnote">
      <style:paragraph-properties fo:text-align="justify" style:justify-single-word="false"/>
      <style:text-properties style:font-name="Source Sans Pro" officeooo:rsid="000ea4c0" officeooo:paragraph-rsid="000ea4c0"/>
    </style:style>
    <style:style style:name="P41" style:family="paragraph" style:parent-style-name="Footnote">
      <style:paragraph-properties fo:text-align="justify" style:justify-single-word="false"/>
      <style:text-properties style:font-name="Source Sans Pro" officeooo:rsid="00124367" officeooo:paragraph-rsid="0012436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Playfair Display" fo:font-size="12pt" fo:font-style="normal" fo:font-weight="bold" style:font-size-asian="12pt" style:font-style-asian="normal" style:font-weight-asian="bold" style:font-size-complex="12pt" style:font-style-complex="normal" style:font-weight-complex="bold"/>
    </style:style>
    <style:style style:name="T4" style:family="text">
      <style:text-properties style:font-name="Playfair Display" fo:font-size="12pt" fo:font-style="normal" fo:font-weight="bold" officeooo:rsid="0009db3e" style:font-size-asian="12pt" style:font-style-asian="normal" style:font-weight-asian="bold" style:font-size-complex="12pt" style:font-style-complex="normal" style:font-weight-complex="bold"/>
    </style:style>
    <style:style style:name="T5" style:family="text">
      <style:text-properties style:font-name="Source Sans Pro Light"/>
    </style:style>
    <style:style style:name="T6" style:family="text">
      <style:text-properties style:font-name="Source Sans Pro Light" officeooo:rsid="000f031c"/>
    </style:style>
    <style:style style:name="T7" style:family="text">
      <style:text-properties style:font-name="Source Sans Pro Light" officeooo:rsid="001e777d"/>
    </style:style>
    <style:style style:name="T8" style:family="text">
      <style:text-properties officeooo:rsid="000f031c"/>
    </style:style>
    <style:style style:name="T9" style:family="text">
      <style:text-properties officeooo:rsid="0012beaa"/>
    </style:style>
    <style:style style:name="T10" style:family="text">
      <style:text-properties officeooo:rsid="00147d03"/>
    </style:style>
    <style:style style:name="T11" style:family="text">
      <style:text-properties officeooo:rsid="00186d6c"/>
    </style:style>
    <style:style style:name="T12" style:family="text">
      <style:text-properties style:font-name="Source Sans Pro"/>
    </style:style>
    <style:style style:name="T13" style:family="text">
      <style:text-properties style:font-name="Source Sans Pro" fo:font-weight="bold" style:font-weight-asian="bold" style:font-weight-complex="bold"/>
    </style:style>
    <style:style style:name="T14" style:family="text">
      <style:text-properties style:font-name="Source Sans Pro" fo:font-style="italic" style:font-style-asian="italic" style:font-style-complex="italic"/>
    </style:style>
    <style:style style:name="T15" style:family="text">
      <style:text-properties style:font-name="Source Sans Pro" officeooo:rsid="001e777d"/>
    </style:style>
    <style:style style:name="T16" style:family="text">
      <style:text-properties style:font-name="Source Sans Pro" officeooo:rsid="00223725"/>
    </style:style>
    <style:style style:name="T17" style:family="text">
      <style:text-properties style:font-name="Source Sans Pro" officeooo:rsid="0022d7bc"/>
    </style:style>
    <style:style style:name="T18" style:family="text">
      <style:text-properties officeooo:rsid="001e777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ontrol de acceso y privilegios de <text:span text:style-name="T1">root</text:span></text:p>
      <text:p text:style-name="P2">En general, los sistemas informáticos son multiusuario: el control de acceso es el conjunto de reglas que se aplican a las combinaciones de usuarios y acciones, determinando quién puede hacer qué.</text:p>
      <text:p text:style-name="P35"><text:span text:style-name="T4">Control de acceso tradicional en Unix</text:span></text:p>
      <text:p text:style-name="P1">Desde el principio del desarrollo de Unix, las siguientes reglas determinaron el diseño del sistema:</text:p>
      <text:list xml:id="list5954768207586233981" text:style-name="L1">
        <text:list-item>
          <text:p text:style-name="P29">Los objetos (ficheros y procesos) tienen propietarios. Los propietarios tienen un control regulado sobre sus objetos.</text:p>
        </text:list-item>
        <text:list-item>
          <text:p text:style-name="P29">Los objetos creados pertenecen a su creador.</text:p>
        </text:list-item>
        <text:list-item>
          <text:p text:style-name="P28"><text:span text:style-name="T2">La cuenta especial </text:span><text:span text:style-name="T1">root</text:span><text:span text:style-name="T2"> es propietario de todos los objetos del sistema.</text:span></text:p>
        </text:list-item>
        <text:list-item>
          <text:p text:style-name="P28"><text:span text:style-name="T2">Sólo </text:span><text:span text:style-name="T1">root </text:span><text:span text:style-name="T2">puede realizar todas las acciones (en particular, sólo él puede llevar a cabo ciertas labores administrativas delicadas).</text:span></text:p>
        </text:list-item>
      </text:list>
      <text:p text:style-name="P20">En Unix no hay un único sistema de control de acceso, sino que esta funcionalidad se reparte de manera dispersa por el sistema, y repartida entre el núcleo del sistema operativo y el sistema de ficheros.</text:p>
      <text:p text:style-name="P21">Control de acceso del sistema de ficheros</text:p>
      <text:p text:style-name="P3">El modelo tradicional organiza a los usuarios en grupos<text:note text:id="ftn0" text:note-class="footnote"><text:note-citation>1</text:note-citation><text:note-body><text:p text:style-name="P40">Actualmente la información sobre grupos se suele almacenar más comúnmente en servidores NIS o LDAP en red, en lugar de utilizar la configuración del sistema (en el fichero <text:span text:style-name="T5">/etc/group</text:span>).</text:p></text:note-body></text:note>; cada fichero tiene un usuario propietario y un grupo propietario, con diferentes permisos de acción para ambos. De este modo, se pueden compartir y limitar las posibilidades de acción sobre el mismo. <text:span text:style-name="T8">Los propietarios y permisos de un fichero pueden encontrarse con la orden </text:span><text:span text:style-name="T6">ls -l</text:span><text:span text:style-name="T8">: </text:span></text:p>
      <text:p text:style-name="P39">mrhydden@debian:~$ ls -l</text:p>
      <text:p text:style-name="P39">total 0</text:p>
      <text:p text:style-name="P39">-rw-r--r-- 1 mrhydden nasty_users 0 may 27 01:57 filename</text:p>
      <text:p text:style-name="P4">Este fichero es propiedad del usuario ‘<text:span text:style-name="T1">mrhydden</text:span>’ y del grupo ‘<text:span text:style-name="T1">nasty_users</text:span>’. Las letras y guiones en la primera columna simbolizan los permisos. Vea el documento sobre el sistema de ficheros para más información sobre cómo interpretar esa información.</text:p>
      <text:p text:style-name="P5">Tanto el núcleo como el sistema de ficheros representan a los usuarios y grupos por números. La idea básica es que un UID (<text:span text:style-name="T1">User Identifier</text:span>, ‘Identificador de usuario’) se relaciona con una entrada en el fichero <text:span text:style-name="T5">/etc/passwd</text:span>, y un GID (<text:span text:style-name="T1">Group Identifier</text:span>, ‘Identificador de grupo’) se relaciona con una entrada en el fichero <text:span text:style-name="T5">/etc/group</text:span>. Los nombres textuales son únicamente para consumo humano.</text:p>
      <text:p text:style-name="P22">Posesión de procesos</text:p>
      <text:p text:style-name="P6">El propietario de un proceso puede enviarle señales y reducir su prioridad. Los procesos en general tienen varias identidades:</text:p>
      <text:list xml:id="list8417511077557469226" text:style-name="L3">
        <text:list-item>
          <text:p text:style-name="P30"><text:soft-page-break/>Un UID y un GID reales, utilizados para tareas de contabilidad.</text:p>
        </text:list-item>
        <text:list-item>
          <text:p text:style-name="P30">Un UID y un GID efectivos (EUID y EGID), que determinan los permisos de acceso.</text:p>
        </text:list-item>
        <text:list-item>
          <text:p text:style-name="P30">Un UID y un GID almacenados (<text:span text:style-name="T1">saved</text:span>), que permiten restaurar el estado del EUID tras cambiarlo.</text:p>
        </text:list-item>
      </text:list>
      <text:p text:style-name="P6">En general el EUID es igual al UID y el EGID al GID. Existen otras identidades (<text:span text:style-name="T1">filesystem UID</text:span>) que por considerar menos relevantes no comentaré aquí.</text:p>
      <text:p text:style-name="P23">La cuenta <text:span text:style-name="T2">root</text:span></text:p>
      <text:p text:style-name="P7">La cuenta <text:span text:style-name="T1">root</text:span> representa al superusuario administrador de UNIX, quien es todopoderoso. La cuenta root se caracteriza por un UID de 0. El Unix tradicional se caracteriza por permitir al superusuario (i.e., cualquier proceso cuyo EUID sea 0) realizar cualquier operación válida<text:note text:id="ftn1" text:note-class="footnote"><text:note-citation>2</text:note-citation><text:note-body><text:p text:style-name="P41">La operación debe ser ‘válida’: por ejemplo, no es posible ejecutar un fichero que no tiene permisos de ejecución.</text:p></text:note-body></text:note> en el sistema. <text:span text:style-name="T9">Operaciones que sólo el superusuario puede realizar son:</text:span></text:p>
      <text:list xml:id="list4431602062392124509" text:style-name="L4">
        <text:list-item>
          <text:p text:style-name="P31">Cambiar el directorio raíz de un proceso con <text:span text:style-name="T5">chroot</text:span>.</text:p>
        </text:list-item>
        <text:list-item>
          <text:p text:style-name="P31">Crear ficheros especiales de dispositivo</text:p>
        </text:list-item>
        <text:list-item>
          <text:p text:style-name="P31">Cambiar el reloj del sistema.</text:p>
        </text:list-item>
        <text:list-item>
          <text:p text:style-name="P31">Aumentar la prioridad de los procesos y sus límites de recursos.</text:p>
        </text:list-item>
        <text:list-item>
          <text:p text:style-name="P31">Cambiar el nombre del sistema.</text:p>
        </text:list-item>
        <text:list-item>
          <text:p text:style-name="P31">Configurar las interfaces de red.</text:p>
        </text:list-item>
        <text:list-item>
          <text:p text:style-name="P31">Etc.</text:p>
        </text:list-item>
      </text:list>
      <text:p text:style-name="P24">Ejecución mediante <text:span text:style-name="T2">setuid</text:span> y <text:span text:style-name="T2">setgid</text:span></text:p>
      <text:p text:style-name="P8">El control de acceso tradicional se complementa con un sistema de sustitución de identidad que controlan el núcleo y el sistema de ficheros en colaboración. La idea básica es que este sistema permite que determinados programas se ejecuten con permisos elevados, incluso de <text:span text:style-name="T1">root</text:span>. Este mecanismo permite a usuarios no privilegiados realizar tareas concretas que requieren de permisos más elevados.</text:p>
      <text:p text:style-name="P9">Al ejecutar un fichero con permisos <text:span text:style-name="T1">setuid </text:span>o <text:span text:style-name="T1">setgid</text:span>, el proceso cambia su EUID o el EGID al del propietario del fichero. Así, por ejemplo, para cambiar sus contraseñas, los usuario utilizan el comando <text:span text:style-name="T5">passwd</text:span>, que es propiedad de <text:span text:style-name="T1">root</text:span> y dispone del permiso <text:span text:style-name="T1">setuid</text:span>.</text:p>
      <text:p text:style-name="P36"><text:span text:style-name="T4">C</text:span><text:span text:style-name="T3">ontrol de acceso moderno</text:span></text:p>
      <text:p text:style-name="P10">El sistema de acceso tradicional ha soportado el paso del tiempo debido a que es excelente en la mayoría de los casos. No obstante, tiene ciertas limitaciones:</text:p>
      <text:list xml:id="list6002919809897386330" text:style-name="L5">
        <text:list-item>
          <text:p text:style-name="P32">La cuenta <text:span text:style-name="T1">root </text:span>es un punto de fallo de seguridad potencial; una vez comprometida, la integridad de todo el sistema se tambalea.</text:p>
        </text:list-item>
        <text:list-item>
          <text:p text:style-name="P32">El único modo de repartir los privilegios del <text:span text:style-name="T1">root </text:span>es mediante el permiso <text:span text:style-name="T1">setuid</text:span>. Sin embargo, es difícil escribir programas seguros, y a mayores <text:span text:style-name="T10">el sistema debería incorporar ciertas funcionalidades sin necesidad de software dedicado.</text:span></text:p>
        </text:list-item>
        <text:list-item>
          <text:p text:style-name="P33"><text:soft-page-break/>Este modelo no es seguro en un entorno en red.</text:p>
        </text:list-item>
        <text:list-item>
          <text:p text:style-name="P33">Algunas políticas de seguridad no pueden ser implementadas en el modelo de Unix (e.g., impedir la publicación de documentos restringidos).</text:p>
        </text:list-item>
        <text:list-item>
          <text:p text:style-name="P33">Al estar incluido en el núcleo, no es fácil redefinir el comportamiento del sistema sin reescribir el código y recompilar.</text:p>
        </text:list-item>
        <text:list-item>
          <text:p text:style-name="P33">No hay soporte para auditoría: no es fácil saber qué se permite hacer a un usuario o grupo, etc.</text:p>
        </text:list-item>
      </text:list>
      <text:p text:style-name="P11">Por todas estas razones nuevos aspectos de control de acceso se han incorporado a los sistemas Unix con el tiempo. Comentamos algunos de ellos a continuación:</text:p>
      <text:p text:style-name="P25">SELinux</text:p>
      <text:p text:style-name="P11">SELinux es un proyecto de la Agencia Nacional de Seguridad de los E.E.U.U., cuyo principal objetivo es proporcional «control de acceso obligatorio» (MAC, por sus siglas en inglés, <text:span text:style-name="T1">Mandatory Access Control</text:span>). Bajo un sistema MAC, todos los permisos son establecidos por el administrador, y un usuario no puede delegar o cambiar los permisos sobre los objetos que posee.</text:p>
      <text:p text:style-name="P26">Pluggable Authentication Modules (PAM)</text:p>
      <text:p text:style-name="P12">PAM es una tecnología de autentificación, y no de control de acceso, <text:span text:style-name="T11">y constituye un componente de control de acceso importante en la mayoría de los sistemas.</text:span></text:p>
      <text:p text:style-name="P13">Tradicionalmente las contraseñas se cotejaban con el contenido del fichero <text:span text:style-name="T5">/etc/shadow</text:span>, de modo que se seleccionara el UID apropiado. Sin embargo, con la presencia de redes, criptografía, identificación biométrica, etc., es necesaria más flexibilidad. PAM es un <text:span text:style-name="T1">wrapper </text:span>para bibliotecas de autentificación variadas. Un administrador selecciona los métodos deseados y los contextos de uso. Así, un programa que desea autentificar a un usuario simplemente llama al sistema PAM.</text:p>
      <text:p text:style-name="P27">Kerberos</text:p>
      <text:p text:style-name="P14">Como PAM, Kerberos es un sistema de autentificación. Pero a diferencia de aquél, este es un método específico. Se usan frecuentemente en conjunto: PAM como interfaz y Kerberos como implementación real.</text:p>
      <text:p text:style-name="P14">Kerberos utiliza un servidor de terceros confiable para autentificar en una red completa: en lugar de autentificarse en la máquina usada, un usuario proporciona las credenciales a Kerberos, el cual expede la información criptográfica necesaria para autentificarse en otros servicios.</text:p>
      <text:p text:style-name="P27">Listas de control de acceso (ACL)</text:p>
      <text:p text:style-name="P15">Las listas de control de acceso suponen una generalización del modelo de permisos de usuario/grupo/otros. Es parte del sistema de ficheros, y permite adaptar la noción de permisos a varios usuarios y grupos al mismo tiempo.</text:p>
      <text:p text:style-name="P37"><text:span text:style-name="T3">El mundo real</text:span></text:p>
      <text:p text:style-name="P16"><text:soft-page-break/>A pesar de todas estas posibilidades, la realidad es que en el día a día es necesario encontrar un equilibrio entre seguridad y simplicidad. Así, es frecuente que en la mayoría de los sistemas se siga utilizando el modelo tradicional apoyado por herramientas como <text:span text:style-name="T5">sudo </text:span><text:span text:style-name="T12">(‘</text:span><text:span text:style-name="T13">s</text:span><text:span text:style-name="T12">uper </text:span><text:span text:style-name="T13">u</text:span><text:span text:style-name="T12">ser </text:span><text:span text:style-name="T13">do</text:span><text:span text:style-name="T12">’ o ‘</text:span><text:span text:style-name="T13">s</text:span><text:span text:style-name="T12">witch </text:span><text:span text:style-name="T13">u</text:span><text:span text:style-name="T12">ser and </text:span><text:span text:style-name="T13">do</text:span><text:span text:style-name="T12">’)</text:span>. <text:span text:style-name="T18">Este programa p</text:span><text:span text:style-name="T12">ermite a los usuarios ejecutar programas con privilegios diferentes de manera segura, convirtiéndose temporalmente en otro usuario (cambiando su EUID – habitualmente al de la cuenta </text:span><text:span text:style-name="T14">root </text:span><text:span text:style-name="T12">–). </text:span><text:span text:style-name="T15">El software consulta el fichero </text:span><text:span text:style-name="T7">/etc/sudoers</text:span><text:span text:style-name="T15">, que contiene la lista de usuarios que pueden utilizarlo, y las órdenes que pueden ejecutar con él. Si la combinación es correcta, sudo solicita la identificación del usuario y ejecuta la orden.</text:span></text:p>
      <text:p text:style-name="P38"><text:span text:style-name="T3">Otros pseudo-usuarios</text:span></text:p>
      <text:p text:style-name="P17"><text:span text:style-name="T15">G</text:span><text:span text:style-name="T12">eneralmente </text:span><text:span text:style-name="T14">root </text:span><text:span text:style-name="T12">es el único usuario que tiene un estatus especial desde el punto de vista del kernel, pero otros pseudo usuarios se definen para el sistema. Se característica principal es un UID bajo (generalmente inferior a 100).</text:span></text:p>
      <text:p text:style-name="P18"><text:span text:style-name="T12">La costumbre es sustituir la contraseña en </text:span><text:span text:style-name="T5">/etc/shadow</text:span><text:span text:style-name="T12"> por un asterico, de modo que no es posible hacer login en estas cuentas, y establecer su shell a </text:span><text:span text:style-name="T5">/bin/false</text:span><text:span text:style-name="T12"> o </text:span><text:span text:style-name="T5">/bin/nologin</text:span><text:span text:style-name="T12">, para evitar exploits remotos.</text:span></text:p>
      <text:p text:style-name="P18"><text:span text:style-name="T12">Un ejemplo característico es la cuenta </text:span><text:span text:style-name="T14">nobody</text:span><text:span text:style-name="T12">, que sirve para representar </text:span><text:span text:style-name="T14">roots </text:span><text:span text:style-name="T12">de otros sistemas en el NFS, de modo que se les retiran sus privilegios de </text:span><text:span text:style-name="T14">root</text:span><text:span text:style-name="T12">. Usualmente su UID es -1 o -2, </text:span><text:span text:style-name="T16">aunque realmente es arbitrario (e.g., Red Hat usa el UID 99).</text:span></text:p>
      <text:p text:style-name="P19"><text:span text:style-name="T16">O</text:span><text:span text:style-name="T12">tros ejemplos son cuentas como </text:span><text:span text:style-name="T14">bin </text:span><text:span text:style-name="T12">o </text:span><text:span text:style-name="T14">daemon</text:span><text:span text:style-name="T12">, a las que se asignan a veces ficheros y procesos del sistema que no es necesario que </text:span><text:span text:style-name="T14">root </text:span><text:span text:style-name="T12">pose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L" svg:font-family="'Nimbus Mono L'" style:font-pitch="fixed"/>
    <style:font-face style:name="Playfair Display" svg:font-family="'Playfair Display'" style:font-pitch="variable"/>
    <style:font-face style:name="Source Sans Pro" svg:font-family="'Source Sans Pro'" style:font-pitch="variable"/>
    <style:font-face style:name="Source Sans Pro Light" svg:font-family="'Source Sans Pr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29pt"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1:10:28.976899777</meta:creation-date>
    <dc:date>2019-05-27T12:00:16.176467997</dc:date>
    <meta:editing-duration>PT1H13M6S</meta:editing-duration>
    <meta:editing-cycles>22</meta:editing-cycles>
    <meta:generator>LibreOffice/5.2.7.2$Linux_X86_64 LibreOffice_project/20m0$Build-2</meta:generator>
    <meta:document-statistic meta:table-count="0" meta:image-count="0" meta:object-count="0" meta:page-count="4" meta:paragraph-count="62" meta:word-count="1416" meta:character-count="8727" meta:non-whitespace-character-count="7392"/>
  </office:meta>
</office:document-meta>
</file>